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Arial" svg:font-family="Arial" style:font-family-generic="swiss"/>
    <style:font-face style:name="MS Mincho" svg:font-family="'MS Mincho'" style:font-pitch="variable"/>
    <style:font-face style:name="Tahoma1" svg:font-family="Tahoma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Heading_20_1" style:master-page-name="Standard"/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1" text:display-levels="2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1" text:display-levels="4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hysics Engine Design</text:h>
      <text:p text:style-name="Contents_20_1">The physics part of the game engine contains 3 categories of items. <text:s/>These include Nodes, Objects and Constraints.</text:p>
      <text:h text:style-name="Heading_20_2" text:outline-level="2">Nodes</text:h>
      <text:p text:style-name="Contents_20_2">Nodes are positional entities, and the root of physics aspect of the engine. <text:s/>They represent all the points that define an object. <text:s/>This is further broken down in to two object classifications, Dynamic Nodes and Static Nodes. <text:s/>Each is used for the construction of static (non moving) or dynamic (moving) game objects.</text:p>
      <text:h text:style-name="Heading_20_4" text:outline-level="4">Dynamic Nodes (cDynamicNodes)</text:h>
      <text:p text:style-name="Contents_20_3">Dynamic Nodes are used for constructing dynamic moving game objects. Some parts of scenery will be build with dynamic nodes, if they require a springyness to them for effect.</text:p>
      <text:p text:style-name="Contents_20_3"/>
      <text:p text:style-name="Contents_20_3">Dynamic nodes are built off the concept of Verlet integration, with two methods used for indexing the information. <text:s/>Pos(Index) and Old(Index). </text:p>
      <text:h text:style-name="Heading_20_4" text:outline-level="4">Static Nodes (cStaticNodes)</text:h>
      <text:p text:style-name="Contents_20_3">Static Nodes are used for constructing static non moving game objects. <text:s/>Specifically, this is used for representing points on the scenery. <text:s/>Features exist in the engine to give Dynamic objects the look of a static, so this will only be seen used in scenery.</text:p>
      <text:h text:style-name="Heading_20_2" text:outline-level="2">Objects</text:h>
      <text:p text:style-name="Contents_20_2">Objects . <text:s/>Their name is used to describe the classification of collision the object does to solve it's dealings with other objects. <text:s/></text:p>
      <text:h text:style-name="Heading_20_2" text:outline-level="2">Constraints</text:h>
      <text:p text:style-name="Contents_20_2">Constraints</text:p>
      <text:p text:style-name="P2"/>
      <text:p text:style-name="P2"/>
      <text:p text:style-name="P2"/>
      <text:p text:style-name="P2">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Arial" svg:font-family="Arial" style:font-family-generic="swiss"/>
    <style:font-face style:name="MS Mincho" svg:font-family="'MS Mincho'" style:font-pitch="variable"/>
    <style:font-face style:name="Tahoma1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" style:font-size-asian="12pt" style:language-asian="none" style:country-asian="none" style:font-name-complex="Aria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5-12-13T04:16:51</meta:creation-date>
    <dc:creator>Mike Kasprzak</dc:creator>
    <dc:date>2005-12-13T04:48:40</dc:date>
    <dc:language>en-US</dc:language>
    <meta:editing-cycles>7</meta:editing-cycles>
    <meta:editing-duration>PT31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01" meta:character-count="1251"/>
  </office:meta>
</office:document-meta>
</file>